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22222" style:font-name="Nimbus Roman1" fo:font-size="14pt" fo:letter-spacing="normal" fo:font-style="normal" fo:font-weight="normal" officeooo:rsid="0044dd11" officeooo:paragraph-rsid="0045021b" fo:background-color="transparen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officeooo:paragraph-rsid="002f9ee2"/>
    </style:style>
    <style:style style:name="P4" style:family="paragraph" style:parent-style-name="Standard">
      <style:paragraph-properties fo:text-align="justify" style:justify-single-word="false"/>
      <style:text-properties officeooo:paragraph-rsid="005131a7"/>
    </style:style>
    <style:style style:name="P5" style:family="paragraph" style:parent-style-name="Standard">
      <style:paragraph-properties fo:text-align="center" style:justify-single-word="false"/>
      <style:text-properties style:font-name="Nimbus Roman1" fo:font-size="14pt" officeooo:rsid="002f7bce" officeooo:paragraph-rsid="0043606e" style:font-size-asian="14pt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imbus Roman1" fo:font-size="14pt" officeooo:rsid="002ed2a4" officeooo:paragraph-rsid="002ed2a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imbus Roman1" fo:font-size="14pt" officeooo:rsid="002cea27" officeooo:paragraph-rsid="002cea2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44dd11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Nimbus Roman1" fo:font-size="14pt" officeooo:rsid="0045021b" officeooo:paragraph-rsid="0045021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Nimbus Roman1" fo:font-size="14pt" officeooo:rsid="005131a7" officeooo:paragraph-rsid="005131a7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paragraph-rsid="002f7bce"/>
    </style:style>
    <style:style style:name="P20" style:family="paragraph" style:parent-style-name="Standard">
      <style:paragraph-properties fo:text-align="center" style:justify-single-word="false"/>
      <style:text-properties officeooo:paragraph-rsid="002f9ee2"/>
    </style:style>
    <style:style style:name="P21" style:family="paragraph" style:parent-style-name="Standard">
      <style:paragraph-properties fo:text-align="center" style:justify-single-word="false"/>
      <style:text-properties officeooo:paragraph-rsid="0044dd11"/>
    </style:style>
    <style:style style:name="P22" style:family="paragraph" style:parent-style-name="Standard">
      <style:paragraph-properties fo:text-align="start" style:justify-single-word="false"/>
      <style:text-properties officeooo:paragraph-rsid="00362a92"/>
    </style:style>
    <style:style style:name="P23" style:family="paragraph" style:parent-style-name="Footer_20_custom">
      <style:text-properties style:font-name="Nimbus Roman1"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ed2a4" officeooo:paragraph-rsid="002ed2a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fb64e" officeooo:paragraph-rsid="002fb64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27" style:family="paragraph" style:parent-style-name="Standard" style:list-style-name="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2ed2a4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Nimbus Roman1" fo:font-size="14pt" officeooo:rsid="004f4429" officeooo:paragraph-rsid="004f4429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Nimbus Roman1" fo:font-size="14pt" fo:font-weight="bold" officeooo:rsid="004f3ace" officeooo:paragraph-rsid="002f9ee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7b21a" officeooo:paragraph-rsid="003d605b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Nimbus Roman1" fo:font-size="14pt" officeooo:rsid="004b167e" officeooo:paragraph-rsid="0044dd11" style:font-size-asian="12.25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Nimbus Roman1" fo:font-size="14pt" officeooo:rsid="004b167e" officeooo:paragraph-rsid="0044dd11" style:font-size-asian="12.25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5fe81a" officeooo:paragraph-rsid="005fe81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605774" officeooo:paragraph-rsid="00605774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paragraph-rsid="005fe81a"/>
    </style:style>
    <style:style style:name="P38" style:family="paragraph" style:parent-style-name="Standard">
      <style:paragraph-properties fo:text-align="justify" style:justify-single-word="false"/>
      <style:text-properties officeooo:paragraph-rsid="00623cd7"/>
    </style:style>
    <style:style style:name="P39" style:family="paragraph" style:parent-style-name="Standard">
      <style:paragraph-properties fo:text-align="justify" style:justify-single-word="false"/>
      <style:text-properties officeooo:paragraph-rsid="00590e06"/>
    </style:style>
    <style:style style:name="P40" style:family="paragraph" style:parent-style-name="Standard">
      <style:paragraph-properties fo:text-align="justify" style:justify-single-word="false"/>
      <style:text-properties officeooo:rsid="00605774" officeooo:paragraph-rsid="00605774"/>
    </style:style>
    <style:style style:name="P41" style:family="paragraph" style:parent-style-name="Standard">
      <style:paragraph-properties fo:text-align="justify" style:justify-single-word="false"/>
      <style:text-properties officeooo:rsid="0064276c" officeooo:paragraph-rsid="0064276c"/>
    </style:style>
    <style:style style:name="P42" style:family="paragraph" style:parent-style-name="Standard">
      <style:paragraph-properties fo:text-align="justify" style:justify-single-word="false"/>
      <style:text-properties officeooo:rsid="006af535" officeooo:paragraph-rsid="006af535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cea27" officeooo:paragraph-rsid="002cea2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5fe81a" officeooo:paragraph-rsid="005fe81a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Nimbus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Nimbus Roman1" fo:font-size="14pt" fo:letter-spacing="normal" fo:font-style="normal" fo:font-weight="normal" officeooo:rsid="005fe81a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Nimbus Roman1" fo:font-size="14pt" fo:letter-spacing="normal" fo:font-style="normal" fo:font-weight="normal" officeooo:rsid="00623cd7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Nimbus Roman1" fo:font-size="14pt" fo:letter-spacing="normal" fo:font-style="normal" fo:font-weight="normal" officeooo:rsid="00634199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Nimbus Roman1" fo:font-size="14pt" fo:letter-spacing="normal" fo:font-style="normal" fo:font-weight="normal" officeooo:rsid="0064276c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Nimbus Roman1" fo:font-size="14pt" fo:letter-spacing="normal" fo:font-style="normal" fo:font-weight="normal" officeooo:rsid="00661e73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Nimbus Roman1" fo:font-size="14pt" fo:letter-spacing="normal" fo:font-style="normal" fo:font-weight="normal" officeooo:rsid="00675ad4" style:font-size-asian="14pt" style:font-weight-asian="normal" style:font-size-complex="14pt" style:font-weight-complex="normal"/>
    </style:style>
    <style:style style:name="T8" style:family="text">
      <style:text-properties style:font-name="Nimbus Roman1" fo:font-size="14pt" style:font-size-asian="14pt" style:font-size-complex="14pt"/>
    </style:style>
    <style:style style:name="T9" style:family="text">
      <style:text-properties style:font-name="Nimbus Roman1" fo:font-size="14pt" officeooo:rsid="0044dd11" style:font-size-asian="14pt" style:font-size-complex="14pt"/>
    </style:style>
    <style:style style:name="T10" style:family="text">
      <style:text-properties style:font-name="Nimbus Roman1" fo:font-size="14pt" officeooo:rsid="002f7bce" style:font-size-asian="14pt" style:font-size-complex="14pt"/>
    </style:style>
    <style:style style:name="T11" style:family="text">
      <style:text-properties style:font-name="Nimbus Roman1" fo:font-size="14pt" officeooo:rsid="004c9995" style:font-size-asian="14pt" style:font-size-complex="14pt"/>
    </style:style>
    <style:style style:name="T12" style:family="text">
      <style:text-properties style:font-name="Nimbus Roman1" fo:font-size="14pt" officeooo:rsid="00362a92" style:font-size-asian="14pt" style:font-size-complex="14pt"/>
    </style:style>
    <style:style style:name="T13" style:family="text">
      <style:text-properties style:font-name="Nimbus Roman1" fo:font-size="14pt" officeooo:rsid="004f3ace" style:font-size-asian="14pt" style:font-size-complex="14pt"/>
    </style:style>
    <style:style style:name="T14" style:family="text">
      <style:text-properties style:font-name="Nimbus Roman1" fo:font-size="14pt" officeooo:rsid="002f9ee2" style:font-size-asian="14pt" style:font-size-complex="14pt"/>
    </style:style>
    <style:style style:name="T15" style:family="text">
      <style:text-properties style:font-name="Nimbus Roman1" fo:font-size="14pt" officeooo:rsid="005131a7" style:font-size-asian="14pt" style:font-size-complex="14pt"/>
    </style:style>
    <style:style style:name="T16" style:family="text">
      <style:text-properties style:font-name="Nimbus Roman1" fo:font-size="14pt" officeooo:rsid="0052de98" style:font-size-asian="14pt" style:font-size-complex="14pt"/>
    </style:style>
    <style:style style:name="T17" style:family="text">
      <style:text-properties style:font-name="Nimbus Roman1" fo:font-size="14pt" officeooo:rsid="0053865f" style:font-size-asian="14pt" style:font-size-complex="14pt"/>
    </style:style>
    <style:style style:name="T18" style:family="text">
      <style:text-properties style:font-name="Nimbus Roman1" fo:font-size="14pt" officeooo:rsid="005721a5" style:font-size-asian="14pt" style:font-size-complex="14pt"/>
    </style:style>
    <style:style style:name="T19" style:family="text">
      <style:text-properties style:font-name="Nimbus Roman1" fo:font-size="14pt" officeooo:rsid="0057b904" style:font-size-asian="14pt" style:font-size-complex="14pt"/>
    </style:style>
    <style:style style:name="T20" style:family="text">
      <style:text-properties style:font-name="Nimbus Roman1" fo:font-size="14pt" officeooo:rsid="00590e06" style:font-size-asian="14pt" style:font-size-complex="14pt"/>
    </style:style>
    <style:style style:name="T21" style:family="text">
      <style:text-properties style:font-name="Nimbus Roman1" fo:font-size="14pt" officeooo:rsid="006af535" style:font-size-asian="14pt" style:font-size-complex="14pt"/>
    </style:style>
    <style:style style:name="T22" style:family="text">
      <style:text-properties style:font-name="Nimbus Roman1" fo:font-size="14pt" style:text-underline-style="none" officeooo:rsid="00362a92" style:font-size-asian="14pt" style:font-size-complex="14pt"/>
    </style:style>
    <style:style style:name="T23" style:family="text">
      <style:text-properties style:font-name="Nimbus Roman1" fo:font-size="14pt" style:text-underline-style="none" officeooo:rsid="0057b904" style:font-size-asian="14pt" style:font-size-complex="14pt"/>
    </style:style>
    <style:style style:name="T24" style:family="text">
      <style:text-properties officeooo:rsid="00572c87"/>
    </style:style>
    <style:style style:name="T25" style:family="text">
      <style:text-properties officeooo:rsid="00623cd7"/>
    </style:style>
    <style:style style:name="T26" style:family="text">
      <style:text-properties officeooo:rsid="006af5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МИНИСТЕРСТВО ОБРАЗОВАНИЯ И НАУКИ РОССИЙСКОЙ ФЕДЕРАЦИИ</text:h>
      <text:p text:style-name="P6">ФЕДЕРАЛЬНОЕ ГОСУДАРСТВЕННОЕ БЮДЖЕТНОЕ ОБРАЗОВАТЕЛЬНОЕ </text:p>
      <text:p text:style-name="P6">УЧРЕЖДЕНИЕ ВЫСШЕГО ПРОФЕССИОНАЛЬНОГО ОБРАЗОВАНИЯ</text:p>
      <text:p text:style-name="P5"><text:s/>«УДМУРТСКИЙ ГОСУДАРСТВЕННЫЙ УНИВЕРСИТЕТ»</text:p>
      <text:p text:style-name="P19"><text:span text:style-name="T9">Институт</text:span><text:span text:style-name="T10"> м</text:span><text:span text:style-name="T9">атематики</text:span><text:span text:style-name="T10">, и</text:span><text:span text:style-name="T9">нформационных технологий</text:span><text:span text:style-name="T10"> </text:span><text:span text:style-name="T9">и физики</text:span></text:p>
      <text:p text:style-name="P21"><text:span text:style-name="T9">Кафедра в</text:span><text:span text:style-name="T11">ычислительной</text:span><text:span text:style-name="T9"> механики</text:span></text:p>
      <text:p text:style-name="P7"/>
      <text:p text:style-name="P7"/>
      <text:p text:style-name="P7"/>
      <text:p text:style-name="P7"/>
      <text:p text:style-name="P7"/>
      <text:p text:style-name="P7"/>
      <text:p text:style-name="P18">КУРСОВАЯ РАБОТА</text:p>
      <text:p text:style-name="P15"/>
      <text:p text:style-name="P30">Векторизация циклов в Juli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Выполнил:</text:p>
      <text:p text:style-name="P3"><text:span text:style-name="T14">студент I</text:span><text:span text:style-name="T13">V</text:span><text:span text:style-name="T14"> курса группы ОАБ-01.03.02-</text:span><text:span text:style-name="T13">4</text:span><text:span text:style-name="T14">2 <text:s text:c="9"/><text:tab/><text:tab/><text:tab/> <text:s text:c="3"/>Филиппов Д. В.</text:span></text:p>
      <text:p text:style-name="P9"/>
      <text:p text:style-name="P9"/>
      <text:p text:style-name="P10">Научный руководитель:</text:p>
      <text:p text:style-name="P3"><text:span text:style-name="T20">доктор наук</text:span><text:span text:style-name="T9">, </text:span><text:span text:style-name="T20">профессор</text:span><text:span text:style-name="T9"> <text:s text:c="76"/></text:span><text:span text:style-name="T13">Копысов</text:span><text:span text:style-name="T14"> </text:span><text:span text:style-name="T13">С</text:span><text:span text:style-name="T14">. </text:span><text:span text:style-name="T13">П</text:span><text:span text:style-name="T14">.</text:span></text:p>
      <text:p text:style-name="P8"/>
      <text:p text:style-name="P8"/>
      <text:p text:style-name="P8"/>
      <text:p text:style-name="P8"/>
      <text:p text:style-name="P8"/>
      <text:p text:style-name="P8"/>
      <text:p text:style-name="P23"/>
      <text:p text:style-name="P8"/>
      <text:p text:style-name="P8"/>
      <text:p text:style-name="P20"><text:span text:style-name="T14">Ижевск – 20</text:span><text:span text:style-name="T13">20</text:span><text:span text:style-name="T14"> </text:span><text:span text:style-name="T9">г.</text:span></text:p>
      <text:p text:style-name="P24">Содержание</text:p>
      <text:p text:style-name="P28"/>
      <text:p text:style-name="P39"><text:span text:style-name="T9">1. </text:span><text:span text:style-name="T21">Векторизация в Julia</text:span><text:span text:style-name="T20"><text:tab/><text:tab/><text:tab/><text:tab/><text:tab/><text:tab/><text:tab/><text:tab/><text:tab/><text:tab/>4</text:span></text:p>
      <text:p text:style-name="P42"><text:span text:style-name="T20">2. </text:span><text:span text:style-name="T8">Постановка задачи<text:tab/><text:tab/><text:tab/><text:tab/><text:tab/><text:tab/><text:tab/><text:tab/><text:tab/><text:tab/>5</text:span></text:p>
      <text:p text:style-name="P42"><text:span text:style-name="T8">3. Пример программы на Julia<text:tab/><text:tab/><text:tab/><text:tab/><text:tab/><text:tab/><text:tab/><text:tab/>-</text:span></text:p>
      <text:p text:style-name="P42"><text:span text:style-name="T8">4. Пример программы на C++<text:tab/><text:tab/><text:tab/><text:tab/><text:tab/><text:tab/><text:tab/><text:tab/>-</text:span></text:p>
      <text:p text:style-name="P42"><text:span text:style-name="T8">5. Сравнение и выводы<text:tab/><text:tab/><text:tab/><text:tab/><text:tab/><text:tab/><text:tab/><text:tab/><text:tab/><text:tab/>-</text:span></text:p>
      <text:p text:style-name="P44">Введение</text:p>
      <text:p text:style-name="P12"/>
      <text:p text:style-name="P29">Современные компьютеры обладают достаточно большими мощностями и теперь люди имеют возможность производить объёмные и трудоёмкие вычисления с их помощью. Для этого существуют и используются как специальные оптимизированные математические методы, так и аппаратные средства, позволяющие производить определённые вычисления с высокой скоростью, а так же програмные средства, ускоряющие вычисления путём оптимизаций.</text:p>
      <text:p text:style-name="P29"/>
      <text:p text:style-name="P29">Один из самых популярных языков программирования общего назначения – C++. Помимо достоинств, таких как высокая скорость работы, малый размер скомпилированных програм и так далее, он всё же имеет некоторые недостатки. Если говорить обобщённо, то можно выделить достаточно высокий порог вхождения. То есть чтобы программа, написанная на C++, работала максимально эффективно и грамотно использовала ресурсы ЭВМ, программист должен обладать высокой квалификацией и понимать, с чем он имеет дело.</text:p>
      <text:p text:style-name="P29"/>
      <text:p text:style-name="P4"><text:span text:style-name="T15">Помимо C++ существуют и другие языки программирования, не менее интересные и эффективные с точки зрения производительности и скорости написания программ. Один из них – Julia. Как и C++, это тоже высокоуровневый и производительный язык. Он создан специально для математических вычислений. Из его интересных возможностей можно выделить динамическую типизацию, встроенную систему управления пакетами, поддержку макросов и сопрограмм, возможности создавать свои типы, перегрузку операторов,</text:span><text:span text:style-name="T17"> огромный набор встроенных математических функций</text:span><text:span text:style-name="T15">. Так как Julia разрабатывался специально для параллельных вычислений, то в нём </text:span><text:span text:style-name="T16">поддерживается</text:span><text:span text:style-name="T15"> многопоточность </text:span><text:span text:style-name="T18">и векторизация</text:span><text:span text:style-name="T15">.</text:span></text:p>
      <text:p text:style-name="P17"/>
      <text:p text:style-name="P17">В данной работе будут рассмотрены некоторые возможности Julia на примере некоторых тривиальных математических задач, а так же будет произведено небольшое сравнение в скорости решения одинаковой задачи языками Julia и C++.</text:p>
      <text:p text:style-name="P45">Векторизация в Julia</text:p>
      <text:p text:style-name="P34"/>
      <text:p text:style-name="P37"><text:span text:style-name="T2">Векторизация – это вид распараллеливания программы, при котором приложение, выполняющее одну определённую операцию, строится таким образом, чтобы выполнять несколько однотипных операций в один момент времени. Как пример, можно привести операцию скалярного произведения. При векторизации будет происходить обработка не двух чисел в цикле, а двух векторов. Таким образом, операции над векторами будут обрабатывать сразу несколько элементов в один момент времени, что позволит ускорить вычисления.</text:span></text:p>
      <text:p text:style-name="P37"><text:span text:style-name="T2"/></text:p>
      <text:p text:style-name="P40"><text:span text:style-name="T1">Существуют так называемые векторные расширения команд, представляющие собой набор инструкций для процессора (или сопроцессора), которые обрабатывают векторные операции (например, MMX, SSE, AVX и др.). Это довольно низкоуровневые операции, которые в ходе данной работы не будут подробно разобраны.</text:span></text:p>
      <text:p text:style-name="P40"><text:span text:style-name="T1"/></text:p>
      <text:p text:style-name="P36">Чтобы воспользоваться преимуществами векторизации, нужно правильно построить и спроектировать программу. Для этого во многих языках программирования есть свои методы, приёмы, алгоритмы и даже библиотеки. <text:span text:style-name="T25">Рассмотрим простую задачу – найти матрично-векторное произведение. Для этого воспользуемся языком программирования Julia. В качестве сравнения напишем аналогичную программу на C++.</text:span></text:p>
      <text:p text:style-name="P46">Постановка задачи</text:p>
      <text:p text:style-name="P35"/>
      <text:p text:style-name="P38"><text:span text:style-name="T3">Задача проста – найти матрично-векторное произведение, где матрица и вектор заранее известны. Таким образом можно сделать вывод, что основная функция программы заключается в нахождении скалярного произведения векторов.</text:span></text:p>
      <text:p text:style-name="P38"><text:span text:style-name="T3"/></text:p>
      <text:p text:style-name="P38"><text:span text:style-name="T3">Для решения поставленной задачи нам необходимо написать функцию, которая принимает на вход матрицу и вектор, находит скалярное произведение векторов (из матрицы последовательно берутся строки и умножаются на вектор), а затем возвращает вектор, который получится в результате ранее описанных вычислений. </text:span><text:span text:style-name="T4">В качестве исходной матрицы и исходного вектора можно создать пустые объекты <text:s/>и заполнить их случайными числами. Матрица должна быть квадратной (то есть количество векторов, содержащихся в матрице, должно равняться количеству элементов любого вектора из неё). Вектор, на который будет умножена матрица, также должен состоять из такого же количества элементов, как </text:span><text:span text:style-name="T5">и любой вектор из данной матрицы. Тип чисел в векторах – с плавающей точкой.</text:span></text:p>
      <text:p text:style-name="P38"><text:span text:style-name="T5"/></text:p>
      <text:p text:style-name="P41"><text:span text:style-name="T1">Далее перейдём к проектированию программы на Julia. </text:span><text:span text:style-name="T6">Так как этот язык изначально разрабатывался для математических вычислений, то в нём уже есть достаточно обширный набор функций, позволяющий производить операции над объектами (например, скалярное произведение векторов и произведение матрицы на вектор)</text:span><text:span text:style-name="T7">. Так как в Julia уже встроена функция умножения матрицы на вектор, <text:s/>то для наглядности нужно самостоятельно реализовать такую функцию.</text:span></text:p>
      <text:p text:style-name="P31"/>
      <text:p text:style-name="P26">Результаты</text:p>
      <text:p text:style-name="P32"/>
      <text:p text:style-name="P33"/>
      <text:p text:style-name="P25">Заключение</text:p>
      <text:p text:style-name="P13"/>
      <text:p text:style-name="P14"/>
      <text:p text:style-name="P26">Список литературы</text:p>
      <text:p text:style-name="P15"/>
      <text:p text:style-name="P16"><text:tab/><text:span text:style-name="T24">1. Тут должна быть литература</text:span></text:p>
      <text:p text:style-name="P2"/>
      <text:p text:style-name="P2"><text:tab/></text:p>
      <text:p text:style-name="P25">Приложения</text:p>
      <text:p text:style-name="P13"/>
      <text:p text:style-name="P22"><text:span text:style-name="T19">1</text:span><text:span text:style-name="T12">. Ссылка на исходный код проекта –</text:span><text:span text:style-name="T23"> https://github.com/Damarreve/JuliaVectorization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custom" style:display-name="Footer custom" style:family="paragraph" style:parent-style-name="Standard">
      <style:paragraph-properties fo:text-align="center" style:justify-single-word="false"/>
      <style:text-properties style:font-name="Cantarell" fo:font-family="Cantarell" style:font-pitch="variable" fo:font-size="14pt" officeooo:rsid="002f9ee2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Nimbus Roman1" fo:font-family="'Nimbus Roman'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6T13:40:39.066861471</meta:creation-date>
    <dc:date>2020-10-10T02:02:46.954192107</dc:date>
    <meta:editing-duration>PT2H27M48S</meta:editing-duration>
    <meta:editing-cycles>35</meta:editing-cycles>
    <meta:generator>LibreOffice/6.4.6.2$Linux_X86_64 LibreOffice_project/40$Build-2</meta:generator>
    <meta:print-date>2020-02-10T23:31:09.043556822</meta:print-date>
    <meta:document-statistic meta:table-count="0" meta:image-count="0" meta:object-count="0" meta:page-count="9" meta:paragraph-count="40" meta:word-count="658" meta:character-count="5297" meta:non-whitespace-character-count="4531"/>
  </office:meta>
</office:document-meta>
</file>